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list-style-name="L9"/>
    <style:style style:name="P7" style:family="paragraph" style:parent-style-name="Standard" style:list-style-name="L10"/>
    <style:style style:name="P8" style:family="paragraph" style:parent-style-name="Standard" style:list-style-name="L11"/>
    <style:style style:name="P9" style:family="paragraph" style:parent-style-name="Standard" style:list-style-name="L12"/>
    <style:style style:name="P10" style:family="paragraph" style:parent-style-name="Standard" style:list-style-name="L13"/>
    <style:style style:name="P11" style:family="paragraph" style:parent-style-name="Standard" style:list-style-name="L14"/>
    <style:style style:name="P12" style:family="paragraph" style:parent-style-name="Standard" style:list-style-name="L15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Question:</text:p>
      <text:p text:style-name="Standard"/>
      <text:p text:style-name="Standard"><text:tab/>What causes Measles?</text:p>
      <text:p text:style-name="Standard"/>
      <text:p text:style-name="Standard">Knowledge Base:</text:p>
      <text:p text:style-name="Standard"/>
      <text:p text:style-name="Standard"><text:tab/>Assumptions</text:p>
      <text:p text:style-name="Standard"/>
      <text:p text:style-name="Standard"><text:tab/>1. All Paramoxyviruses are viruses.</text:p>
      <text:p text:style-name="Standard"><text:tab/>2. <text:s/>For all viruses there exist an infection such that virus causes infection.</text:p>
      <text:p text:style-name="Standard"/>
      <text:p text:style-name="Standard"><text:tab/>Facts:</text:p>
      <text:p text:style-name="Standard"><text:tab/></text:p>
      <text:list xml:id="list6695038569645249458" text:style-name="L3">
        <text:list-item>
          <text:list>
            <text:list-item>
              <text:list>
                <text:list-item>
                  <text:p text:style-name="P1">Measle is an Infection</text:p>
                </text:list-item>
                <text:list-item>
                  <text:p text:style-name="P1">All paramoxyviruses that are respiratory implies they cause Measles.</text:p>
                </text:list-item>
                <text:list-item>
                  <text:p text:style-name="P1">Morbilivirus is a Paramoxyvirus.</text:p>
                </text:list-item>
                <text:list-item>
                  <text:p text:style-name="P1">Morbilivirus affects respiratory system.</text:p>
                </text:list-item>
                <text:list-item>
                  <text:p text:style-name="P1">Paramoxyviruses not causing measles:</text:p>
                  <text:p text:style-name="P1">a) Avulavirus is a Paramoxyvirus.</text:p>
                  <text:p text:style-name="P1">b) Ferlavirus is a Paramoxyvirus.</text:p>
                  <text:p text:style-name="P1">c) Henipavirus is a Paramoxyvirus.<text:tab/></text:p>
                  <text:p text:style-name="P1">d) <text:s/>Henipavirus affects neurological system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First order logic:</text:p>
      <text:p text:style-name="Standard"/>
      <text:list xml:id="list2998401921625855206" text:style-name="L5">
        <text:list-item>
          <text:p text:style-name="P3">all x (Paramoxyvirus(x) -&gt; Virus(x)).</text:p>
        </text:list-item>
      </text:list>
      <text:list xml:id="list3623145598353097174" text:style-name="L4">
        <text:list-item>
          <text:p text:style-name="P2">all x exists y (Virus(x) &amp; Infection(y) -&gt; Causes(x,y)).</text:p>
        </text:list-item>
        <text:list-item>
          <text:p text:style-name="P2">Infection(Measles).</text:p>
        </text:list-item>
        <text:list-item>
          <text:p text:style-name="P2">all x ((Paramoxyvirus(x) &amp; Respiratory(x)) -&gt; Causes(x,Measles)).</text:p>
        </text:list-item>
        <text:list-item>
          <text:p text:style-name="P2">Paramoxyvirus(Morbilivirus).</text:p>
        </text:list-item>
        <text:list-item>
          <text:p text:style-name="P2">Respiratory(Morbilivirus).</text:p>
        </text:list-item>
        <text:list-item>
          <text:p text:style-name="P2"><text:s/>Paramoxyvirus(Avulavirus).</text:p>
        </text:list-item>
        <text:list-item>
          <text:p text:style-name="P2">Paramoxyvirus(Ferlavirus).</text:p>
        </text:list-item>
        <text:list-item>
          <text:p text:style-name="P2">Paramoxyvirus(Henipavirus).</text:p>
        </text:list-item>
        <text:list-item>
          <text:p text:style-name="P2">Neurological(Henipavirus).</text:p>
        </text:list-item>
        <text:list-item>
          <text:p text:style-name="P2">Question: -(exists x (Infection(Measles)&amp;Causes(x,Measles)&amp; -$Answer1(Causes(x,Measles))))</text:p>
        </text:list-item>
      </text:list>
      <text:p text:style-name="Standard"/>
      <text:p text:style-name="Standard">Informational sentences like</text:p>
      <text:p text:style-name="Standard">all x (Paramoxyvirus(x) &amp; Info(x) -&gt; Enveloped(x) &amp; Single_strand(x) &amp; RNA(x) &amp; Negative_sense(x)).</text:p>
      <text:p text:style-name="Standard"/>
      <text:p text:style-name="Standard">cannot be infered in first order logic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/>Converting in First Order Logic:</text:p>
      <text:list xml:id="list5273469709882479754" text:style-name="L15">
        <text:list-item>
          <text:p text:style-name="P12">-Paramoxyvirus(x)|Virus(x).</text:p>
        </text:list-item>
      </text:list>
      <text:list xml:id="list5398484748719527986" text:style-name="L14">
        <text:list-item>
          <text:p text:style-name="P11">-Virus(x)| -Infection($f1(x))|Causes(x,$f1(x)).</text:p>
        </text:list-item>
      </text:list>
      <text:list xml:id="list2886916010879158526" text:style-name="L13">
        <text:list-item>
          <text:p text:style-name="P10">Infection(Measles).</text:p>
        </text:list-item>
      </text:list>
      <text:list xml:id="list4126709593323226742" text:style-name="L12">
        <text:list-item>
          <text:p text:style-name="P9">-Paramoxyvirus(x)| -Respiratory(x)|Causes(x,Measles).</text:p>
        </text:list-item>
      </text:list>
      <text:list xml:id="list872687169238345441" text:style-name="L11">
        <text:list-item>
          <text:p text:style-name="P8">Paramoxyvirus(Morbilivirus).</text:p>
        </text:list-item>
      </text:list>
      <text:list xml:id="list8807859684895536296" text:style-name="L10">
        <text:list-item>
          <text:p text:style-name="P7">Respiratory(Morbilivirus).</text:p>
        </text:list-item>
      </text:list>
      <text:list xml:id="list1879887223552560603" text:style-name="L9">
        <text:list-item>
          <text:p text:style-name="P6">Paramoxyvirus(Avulavirus).</text:p>
        </text:list-item>
      </text:list>
      <text:list xml:id="list7536785519277824804" text:style-name="L8">
        <text:list-item>
          <text:p text:style-name="P5">Paramoxyvirus(Ferlavirus).</text:p>
        </text:list-item>
      </text:list>
      <text:list xml:id="list9211708590633432971" text:style-name="L7">
        <text:list-item>
          <text:p text:style-name="P4">Paramoxyvirus(Henipavirus).</text:p>
        </text:list-item>
        <text:list-item>
          <text:p text:style-name="P4">Neurological(Henipavirus).</text:p>
        </text:list-item>
        <text:list-item>
          <text:p text:style-name="P4"><text:s/>-Infection(Measles)| -Causes(x,Measles)|$Answer1(Causes(x,Measles)).</text:p>
        </text:list-item>
      </text:list>
      <text:p text:style-name="Standard"/>
      <text:p text:style-name="Standard"><text:s text:c="3"/>Resolution:</text:p>
      <text:p text:style-name="Standard"><text:tab/>Using iv), v), vi), xi)</text:p>
      <text:p text:style-name="Standard"><text:tab/>$Answer1(Causes(Morbilivirus,Measles)).</text:p>
      <text:p text:style-name="Standard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1:41:30.61</meta:creation-date>
    <dc:date>2012-12-05T12:23:00.33</dc:date>
    <meta:editing-duration>PT9M11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2" meta:paragraph-count="48" meta:word-count="184" meta:character-count="1702"/>
  </office:meta>
</office:document-meta>
</file>